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100000001038C54B5F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bany AMT" svg:font-family="'Albany AMT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 AMT" svg:font-family="'Thorndale AMT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No-Logo_20_Content-title">
      <style:graphic-properties draw:auto-grow-height="true" fo:min-height="2.743cm" fo:min-width="21.058cm" loext:decorative="false"/>
      <style:paragraph-properties style:writing-mode="lr-tb"/>
    </style:style>
    <style:style style:name="pr2" style:family="presentation" style:parent-style-name="No-Logo_20_Content-outline1">
      <style:graphic-properties draw:fit-to-size="false" style:shrink-to-fit="false" fo:min-height="10.799cm" fo:min-width="10.066cm" loext:decorative="false"/>
      <style:paragraph-properties style:writing-mode="lr-tb"/>
    </style:style>
    <style:style style:name="pr3" style:family="presentation" style:parent-style-name="No-Logo_20_Content-notes">
      <style:graphic-properties draw:fill-color="#ffffff" draw:auto-grow-height="true" fo:min-height="12.572cm" fo:min-width="16.771cm" loext:decorative="false"/>
      <style:paragraph-properties style:writing-mode="lr-tb"/>
    </style:style>
    <style:style style:name="P1" style:family="paragraph">
      <style:text-properties fo:hyphenate="false" loext:hyphenation-no-caps="false" loext:hyphenation-no-last-word="false"/>
    </style:style>
    <style:style style:name="P2" style:family="paragraph">
      <loext:graphic-properties draw:fill-color="#ffffff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8cm" text:min-label-width="0.47cm"/>
        <style:text-properties fo:font-family="Arial" style:font-style-name="Regular" style:font-family-generic="swiss" fo:color="#000000" fo:font-size="65%"/>
      </text:list-level-style-bullet>
      <text:list-level-style-bullet text:level="2" text:bullet-char="‒">
        <style:list-level-properties text:space-before="0.766cm" text:min-label-width="0.483cm"/>
        <style:text-properties fo:font-family="Arial" style:font-style-name="Regular" style:font-family-generic="swiss" fo:color="#000000" fo:font-size="65%"/>
      </text:list-level-style-bullet>
      <text:list-level-style-bullet text:level="3" text:bullet-char="‒">
        <style:list-level-properties text:space-before="1.515cm" text:min-label-width="0.452cm"/>
        <style:text-properties fo:font-family="Arial" style:font-style-name="Regular" style:font-family-generic="swiss" fo:color="#000000" fo:font-size="65%"/>
      </text:list-level-style-bullet>
      <text:list-level-style-bullet text:level="4" text:bullet-char="‒">
        <style:list-level-properties text:space-before="2.028cm" text:min-label-width="0.47cm"/>
        <style:text-properties fo:font-family="Arial" style:font-style-name="Regular" style:font-family-generic="swiss" fo:color="#000000" fo:font-size="65%"/>
      </text:list-level-style-bullet>
      <text:list-level-style-bullet text:level="5" text:bullet-char="‒">
        <style:list-level-properties text:space-before="2.786cm" text:min-label-width="0.483cm"/>
        <style:text-properties fo:font-family="Arial" style:font-style-name="Regular" style:font-family-generic="swiss" fo:color="#000000" fo:font-size="65%"/>
      </text:list-level-style-bullet>
      <text:list-level-style-bullet text:level="6" text:bullet-char="‒">
        <style:list-level-properties text:space-before="3.561cm" text:min-label-width="0.505cm"/>
        <style:text-properties fo:font-family="Arial" style:font-style-name="Regular" style:font-family-generic="swiss" fo:color="#000000" fo:font-size="65%"/>
      </text:list-level-style-bullet>
      <text:list-level-style-bullet text:level="7" text:bullet-char="‒">
        <style:list-level-properties text:space-before="4.061cm" text:min-label-width="0.483cm"/>
        <style:text-properties fo:font-family="Arial" style:font-style-name="Regular" style:font-family-generic="swiss" fo:color="#000000" fo:font-size="65%"/>
      </text:list-level-style-bullet>
      <text:list-level-style-bullet text:level="8" text:bullet-char="‒">
        <style:list-level-properties text:space-before="9.119cm" text:min-label-width="0.483cm"/>
        <style:text-properties fo:font-family="Arial" style:font-style-name="Regular" style:font-family-generic="swiss" fo:color="#000000" fo:font-size="65%"/>
      </text:list-level-style-bullet>
      <text:list-level-style-bullet text:level="9" text:bullet-char="‒">
        <style:list-level-properties text:space-before="10.312cm" text:min-label-width="0.483cm"/>
        <style:text-properties fo:font-family="Arial" style:font-style-name="Regular" style:font-family-generic="swiss" fo:color="#000000" fo:font-size="65%"/>
      </text:list-level-style-bullet>
      <text:list-level-style-bullet text:level="10" text:bullet-char="‒">
        <style:list-level-properties text:space-before="11.4cm" text:min-label-width="0.6cm"/>
        <style:text-properties fo:font-family="Arial" style:font-style-name="Regular" style:font-family-generic="swiss" fo:color="#000000" fo:font-size="6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image text:level="2" xlink:href="Pictures/10000001000000100000001038C54B5F.png" xlink:type="simple" xlink:show="embed" xlink:actuate="onLoad">
        <style:list-level-properties text:space-before="0.6cm" text:min-label-width="0.6cm" style:vertical-pos="middle" style:vertical-rel="line" fo:width="0.423cm" fo:height="0.423cm"/>
      </text:list-level-style-image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No-Logo_20_Content" presentation:presentation-page-layout-name="AL1T1">
        <office:forms form:automatic-focus="false" form:apply-design-mode="false"/>
        <draw:frame presentation:style-name="pr1" draw:layer="layout" svg:width="20.93cm" svg:height="2.743cm" svg:x="2.286cm" svg:y="0.711cm" presentation:class="title" presentation:user-transformed="true">
          <draw:text-box>
            <text:p>How to reproduce</text:p>
          </draw:text-box>
        </draw:frame>
        <draw:frame presentation:style-name="pr2" draw:layer="layout" svg:width="20.93cm" svg:height="13.487cm" svg:x="2.286cm" svg:y="4.039cm" presentation:class="outline" presentation:user-transformed="true">
          <draw:text-box>
            <text:list text:style-name="L2">
              <text:list-item>
                <text:p>This is the 1<text:span text:style-name="T1">st</text:span> level</text:p>
              </text:list-item>
            </text:list>
            <text:list text:style-name="L3">
              <text:list-item>
                <text:list>
                  <text:list-item>
                    <text:p text:style-name="P1">These are the 4 bullet points we are focussing on</text:p>
                  </text:list-item>
                  <text:list-item>
                    <text:p text:style-name="P1">They have all the same formatting</text:p>
                  </text:list-item>
                  <text:list-item>
                    <text:p text:style-name="P1">Simply cut (CTRL+X) and paste (CTRL+V) a line</text:p>
                  </text:list-item>
                  <text:list-item>
                    <text:p text:style-name="P1">And see what happens. But bullet point changes form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7cm" svg:height="10.465cm" svg:x="3.81cm" svg:y="2.134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bany AMT" svg:font-family="'Albany AMT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 AMT" svg:font-family="'Thorndale AMT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horndale AMT" fo:font-size="24pt" fo:language="en" fo:country="US" style:font-name-asian="Albany AMT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6cm" svg:stroke-color="#454c51" draw:marker-start-width="0.406cm" draw:marker-start-center="false" draw:marker-end-width="0.406cm" draw:marker-end-center="false" draw:fill="solid" draw:fill-color="#e4e5e6" draw:fill-image-width="0cm" draw:fill-image-height="0cm" draw:auto-grow-width="tru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style-name="Regular" style:font-family-generic="swiss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style:text-autospace="none"/>
      <style:text-properties style:font-name="Arial1" fo:font-family="Arial" style:font-style-name="Regular" style:font-family-generic="swiss" style:font-pitch="variable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Arial1" fo:font-family="Arial" style:font-style-name="Regular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0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2pt"/>
    </style:style>
    <style:style style:name="No-Logo_20_Content-background" style:display-name="No-Logo Content-background" style:family="presentation">
      <style:graphic-properties draw:stroke="none" draw:fill="none" draw:fill-image-width="0cm" draw:fill-image-height="0cm"/>
      <style:text-properties style:letter-kerning="true"/>
    </style:style>
    <style:style style:name="No-Logo_20_Content-backgroundobjects" style:display-name="No-Logo Content-backgroundobjects" style:family="presentation">
      <style:graphic-properties draw:shadow="hidden" draw:shadow-offset-x="0.3cm" draw:shadow-offset-y="0.3cm" draw:shadow-color="#808080"/>
      <style:text-properties style:font-name="Arial1" fo:font-family="Arial" style:font-style-name="Regular" style:font-family-generic="swiss" style:font-pitch="variable" style:letter-kerning="true"/>
    </style:style>
    <style:style style:name="No-Logo_20_Content-notes" style:display-name="No-Logo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swiss" fo:font-size="1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4pt" style:font-style-asian="normal" style:font-weight-asian="normal" style:font-name-complex="Mangal" style:font-family-complex="Mangal" style:font-family-generic-complex="system" style:font-pitch-complex="variable" style:font-size-complex="14pt" style:font-style-complex="normal" style:font-weight-complex="normal" style:text-emphasize="none" style:font-relief="none"/>
    </style:style>
    <style:style style:name="No-Logo_20_Content-outline1" style:display-name="No-Logo Content-outline1" style:family="presentation">
      <style:graphic-properties draw:stroke="none" draw:fill="none" draw:textarea-horizontal-align="left" draw:auto-grow-height="false" draw:fit-to-size="false" style:shrink-to-fit="false">
        <text:list-style style:name="No-Logo_20_Content-outline1" style:display-name="No-Logo Content-outline1">
          <text:list-level-style-bullet text:level="1" text:bullet-char="•">
            <style:list-level-properties text:space-before="0.008cm" text:min-label-width="0.47cm"/>
            <style:text-properties fo:font-family="Arial" style:font-style-name="Regular" style:font-family-generic="swiss" fo:color="#000000" fo:font-size="65%"/>
          </text:list-level-style-bullet>
          <text:list-level-style-bullet text:level="2" text:bullet-char="‒">
            <style:list-level-properties text:space-before="0.766cm" text:min-label-width="0.483cm"/>
            <style:text-properties fo:font-family="Arial" style:font-style-name="Regular" style:font-family-generic="swiss" fo:color="#000000" fo:font-size="65%"/>
          </text:list-level-style-bullet>
          <text:list-level-style-bullet text:level="3" text:bullet-char="‒">
            <style:list-level-properties text:space-before="1.515cm" text:min-label-width="0.452cm"/>
            <style:text-properties fo:font-family="Arial" style:font-style-name="Regular" style:font-family-generic="swiss" fo:color="#000000" fo:font-size="65%"/>
          </text:list-level-style-bullet>
          <text:list-level-style-bullet text:level="4" text:bullet-char="‒">
            <style:list-level-properties text:space-before="2.028cm" text:min-label-width="0.47cm"/>
            <style:text-properties fo:font-family="Arial" style:font-style-name="Regular" style:font-family-generic="swiss" fo:color="#000000" fo:font-size="65%"/>
          </text:list-level-style-bullet>
          <text:list-level-style-bullet text:level="5" text:bullet-char="‒">
            <style:list-level-properties text:space-before="2.786cm" text:min-label-width="0.483cm"/>
            <style:text-properties fo:font-family="Arial" style:font-style-name="Regular" style:font-family-generic="swiss" fo:color="#000000" fo:font-size="65%"/>
          </text:list-level-style-bullet>
          <text:list-level-style-bullet text:level="6" text:bullet-char="‒">
            <style:list-level-properties text:space-before="3.561cm" text:min-label-width="0.505cm"/>
            <style:text-properties fo:font-family="Arial" style:font-style-name="Regular" style:font-family-generic="swiss" fo:color="#000000" fo:font-size="65%"/>
          </text:list-level-style-bullet>
          <text:list-level-style-bullet text:level="7" text:bullet-char="‒">
            <style:list-level-properties text:space-before="4.061cm" text:min-label-width="0.483cm"/>
            <style:text-properties fo:font-family="Arial" style:font-style-name="Regular" style:font-family-generic="swiss" fo:color="#000000" fo:font-size="65%"/>
          </text:list-level-style-bullet>
          <text:list-level-style-bullet text:level="8" text:bullet-char="‒">
            <style:list-level-properties text:space-before="9.119cm" text:min-label-width="0.483cm"/>
            <style:text-properties fo:font-family="Arial" style:font-style-name="Regular" style:font-family-generic="swiss" fo:color="#000000" fo:font-size="65%"/>
          </text:list-level-style-bullet>
          <text:list-level-style-bullet text:level="9" text:bullet-char="‒">
            <style:list-level-properties text:space-before="10.312cm" text:min-label-width="0.483cm"/>
            <style:text-properties fo:font-family="Arial" style:font-style-name="Regular" style:font-family-generic="swiss" fo:color="#000000" fo:font-size="65%"/>
          </text:list-level-style-bullet>
          <text:list-level-style-bullet text:level="10" text:bullet-char="‒">
            <style:list-level-properties text:space-before="11.4cm" text:min-label-width="0.6cm"/>
            <style:text-properties fo:font-family="Arial" style:font-style-name="Regular" style:font-family-generic="swiss" fo:color="#000000" fo:font-size="6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fo:color="#000000" loext:opacity="100%" style:text-outline="false" style:text-line-through-style="none" style:text-line-through-type="none" style:font-name="Arial1" fo:font-family="Arial" style:font-style-name="Regular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No-Logo_20_Content-outline2" style:display-name="No-Logo Content-outline2" style:family="presentation" style:parent-style-name="No-Logo_20_Content-outline1">
      <style:paragraph-properties fo:margin-left="0cm" fo:margin-right="0cm" fo:margin-top="0cm" fo:margin-bottom="0.406cm" fo:text-indent="0cm"/>
      <style:text-properties fo:color="#000000" loext:opacity="100%" fo:font-size="20pt" style:font-size-asian="28pt" style:font-size-complex="28pt"/>
    </style:style>
    <style:style style:name="No-Logo_20_Content-outline3" style:display-name="No-Logo Content-outline3" style:family="presentation" style:parent-style-name="No-Logo_20_Content-outline2">
      <style:paragraph-properties fo:margin-left="0cm" fo:margin-right="0cm" fo:margin-top="0cm" fo:margin-bottom="0.406cm" fo:text-indent="0cm"/>
      <style:text-properties fo:color="#000000" loext:opacity="100%" fo:font-size="16pt" style:font-size-asian="24pt" style:font-size-complex="24pt"/>
    </style:style>
    <style:style style:name="No-Logo_20_Content-outline4" style:display-name="No-Logo Content-outline4" style:family="presentation" style:parent-style-name="No-Logo_20_Content-outline3">
      <style:paragraph-properties fo:margin-left="0.266cm" fo:margin-right="0cm" fo:margin-top="0cm" fo:margin-bottom="0.406cm" fo:text-indent="0cm"/>
      <style:text-properties fo:color="#000000" loext:opacity="100%" fo:font-size="14pt" style:font-size-asian="20pt" style:font-size-complex="20pt"/>
    </style:style>
    <style:style style:name="No-Logo_20_Content-outline5" style:display-name="No-Logo Content-outline5" style:family="presentation" style:parent-style-name="No-Logo_20_Content-outline4">
      <style:paragraph-properties fo:margin-left="0.265cm" fo:margin-right="0cm" fo:margin-top="0cm" fo:margin-bottom="0.406cm" fo:text-indent="0cm"/>
      <style:text-properties fo:color="#000000" loext:opacity="100%" fo:font-size="12pt" style:font-size-asian="20pt" style:font-size-complex="20pt"/>
    </style:style>
    <style:style style:name="No-Logo_20_Content-outline6" style:display-name="No-Logo Content-outline6" style:family="presentation" style:parent-style-name="No-Logo_20_Content-outline5">
      <style:paragraph-properties fo:margin-left="0.239cm" fo:margin-right="0cm" fo:margin-top="0cm" fo:margin-bottom="0.406cm" fo:text-indent="0cm"/>
      <style:text-properties fo:color="#000000" loext:opacity="100%" fo:font-size="12pt" style:font-size-asian="20pt" style:font-size-complex="20pt"/>
    </style:style>
    <style:style style:name="No-Logo_20_Content-outline7" style:display-name="No-Logo Content-outline7" style:family="presentation" style:parent-style-name="No-Logo_20_Content-outline6">
      <style:paragraph-properties fo:margin-left="0.505cm" fo:margin-right="0cm" fo:margin-top="0cm" fo:margin-bottom="0.406cm" fo:text-indent="0cm"/>
      <style:text-properties fo:color="#000000" loext:opacity="100%" fo:font-size="12pt" style:font-size-asian="20pt" style:font-size-complex="20pt"/>
    </style:style>
    <style:style style:name="No-Logo_20_Content-outline8" style:display-name="No-Logo Content-outline8" style:family="presentation" style:parent-style-name="No-Logo_20_Content-outline7">
      <style:paragraph-properties fo:margin-left="0cm" fo:margin-right="0cm" fo:margin-top="0cm" fo:margin-bottom="0.406cm" fo:text-indent="0cm"/>
      <style:text-properties fo:color="#000000" loext:opacity="100%" fo:font-size="12pt" style:font-size-asian="20pt" style:font-size-complex="20pt"/>
    </style:style>
    <style:style style:name="No-Logo_20_Content-outline9" style:display-name="No-Logo Content-outline9" style:family="presentation" style:parent-style-name="No-Logo_20_Content-outline8">
      <style:paragraph-properties fo:margin-left="0cm" fo:margin-right="0cm" fo:margin-top="0cm" fo:margin-bottom="0.406cm" fo:text-indent="0cm"/>
      <style:text-properties fo:color="#000000" loext:opacity="100%" fo:font-size="12pt" style:font-size-asian="20pt" style:font-size-complex="20pt"/>
    </style:style>
    <style:style style:name="No-Logo_20_Content-subtitle" style:display-name="No-Logo Content-subtitle" style:family="presentation">
      <style:graphic-properties draw:stroke="none" draw:fill="none" draw:textarea-vertical-align="middle">
        <text:list-style style:name="No-Logo_20_Content-subtitle" style:display-name="No-Logo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style-name="Regular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No-Logo_20_Content-title" style:display-name="No-Logo Content-title" style:family="presentation">
      <style:graphic-properties draw:stroke="none" draw:fill="none" draw:textarea-vertical-align="middle">
        <text:list-style style:name="No-Logo_20_Content-title" style:display-name="No-Logo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Arial1" fo:font-family="Arial" style:font-style-name="Regular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6.641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fo:min-width="8.13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5.82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7.052cm" loext:decorative="false"/>
      <style:paragraph-properties style:writing-mode="lr-tb"/>
    </style:style>
    <style:style style:name="Mgr5" style:family="graphic" style:parent-style-name="standard">
      <style:graphic-properties draw:stroke="none" svg:stroke-width="0.076cm" draw:stroke-linejoin="round" draw:fill="none" draw:textarea-vertical-align="top" draw:auto-grow-height="false" fo:padding-top="0.13cm" fo:padding-bottom="0.13cm" fo:padding-left="0.25cm" fo:padding-right="0.25cm" fo:wrap-option="wrap" loext:decorative="false"/>
    </style:style>
    <style:style style:name="Mgr6" style:family="graphic" style:parent-style-name="standard">
      <style:graphic-properties draw:stroke="none" draw:fill="none" draw:fill-color="#ffffff" draw:textarea-vertical-align="middle" draw:auto-grow-width="true" fo:min-height="0.952cm" fo:min-width="1.89cm" loext:decorative="false"/>
      <style:paragraph-properties style:writing-mode="lr-tb"/>
    </style:style>
    <style:style style:name="Mpr1" style:family="presentation" style:parent-style-name="No-Logo_20_Content-backgroundobjects">
      <style:graphic-properties draw:stroke="none" draw:fill="none" draw:fill-color="#ffffff" draw:auto-grow-height="false" fo:min-height="1.397cm" fo:min-width="8.869cm" loext:decorative="false"/>
      <style:paragraph-properties style:writing-mode="lr-tb"/>
    </style:style>
    <style:style style:name="Mpr2" style:family="presentation" style:parent-style-name="No-Logo_20_Content-backgroundobjects">
      <style:graphic-properties draw:stroke="none" draw:fill="none" draw:fill-color="#ffffff" draw:textarea-vertical-align="bottom" draw:auto-grow-height="false" fo:min-height="1.397cm" fo:min-width="8.869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Arial" fo:font-size="11pt" style:font-size-asian="11pt" style:font-size-complex="11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7.141cm" svg:height="1.396cm" svg:x="1.115cm" svg:y="0cm" presentation:class="header">
        <draw:text-box>
          <text:p text:style-name="MP1"><text:span text:style-name="MT1"><presentation:header/></text:span><text:span text:style-name="MT1"><text:s/></text:span><text:span text:style-name="MT1"><presentation:header/></text:span><text:span text:style-name="MT1"><text:s/></text:span><text:span text:style-name="MT1"><presentation:header/></text:span></text:p>
        </draw:text-box>
      </draw:frame>
      <draw:frame draw:style-name="Mgr2" draw:text-style-name="MP4" draw:layer="backgroundobjects" svg:width="8.63cm" svg:height="1.396cm" svg:x="12.589cm" svg:y="0cm" presentation:class="date-time">
        <draw:text-box>
          <text:p text:style-name="MP3"><text:span text:style-name="MT1"><presentation:date-time/></text:span><text:span text:style-name="MT1"><text:s/></text:span><text:span text:style-name="MT1"><presentation:date-time/></text:span><text:span text:style-name="MT1"><text:s/></text:span><text:span text:style-name="MT1"><presentation:date-time/></text:span></text:p>
        </draw:text-box>
      </draw:frame>
      <draw:frame draw:style-name="Mgr3" draw:text-style-name="MP2" draw:layer="backgroundobjects" svg:width="6.32cm" svg:height="1.396cm" svg:x="1.525cm" svg:y="26.543cm" presentation:class="footer">
        <draw:text-box>
          <text:p text:style-name="MP1"><text:span text:style-name="MT1"><presentation:footer/></text:span><text:span text:style-name="MT1"><text:s/></text:span><text:span text:style-name="MT1"><presentation:footer/></text:span><text:span text:style-name="MT1"><text:s/></text:span><text:span text:style-name="MT1"><presentation:footer/></text:span></text:p>
        </draw:text-box>
      </draw:frame>
      <draw:frame draw:style-name="Mgr4" draw:text-style-name="MP4" draw:layer="backgroundobjects" svg:width="7.552cm" svg:height="1.396cm" svg:x="13.128cm" svg:y="26.543cm" presentation:class="page-number">
        <draw:text-box>
          <text:p text:style-name="MP3"><text:span text:style-name="MT1"><text:page-number>&lt;number&gt;</text:page-number></text:span><text:span text:style-name="MT1"><text:s/></text:span><text:span text:style-name="MT1"><text:page-number>&lt;number&gt;</text:page-number></text:span><text:span text:style-name="MT1"><text:s/></text:span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No-Logo_20_Content" style:display-name="No-Logo 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No-Logo_20_Content-title" draw:layer="backgroundobjects" svg:width="20.93cm" svg:height="2.743cm" svg:x="2.286cm" svg:y="0.711cm" presentation:class="title" presentation:placeholder="true">
        <draw:text-box/>
      </draw:frame>
      <draw:frame presentation:style-name="No-Logo_20_Content-outline1" draw:layer="backgroundobjects" svg:width="22.859cm" svg:height="11.048cm" svg:x="1.27cm" svg:y="4.457cm" presentation:class="outline" presentation:placeholder="true">
        <draw:text-box/>
      </draw:frame>
      <draw:frame presentation:style-name="No-Logo_20_Content-outline1" draw:layer="backgroundobjects" svg:width="20.93cm" svg:height="11.049cm" svg:x="2.286cm" svg:y="4.039cm" presentation:class="outline" presentation:placeholder="true">
        <draw:text-box/>
      </draw:frame>
      <draw:custom-shape draw:name="Text Box 4" draw:style-name="Mgr5" draw:text-style-name="MP5" draw:layer="backgroundobjects" svg:width="16.024cm" svg:height="0.656cm" svg:x="2.403cm" svg:y="18.318cm">
        <text:p/>
        <draw:enhanced-geometry svg:viewBox="0 0 21600 21600" draw:type="rectangle" draw:enhanced-path="M 0 0 L 21600 0 21600 21600 0 21600 0 0 Z N"/>
      </draw:custom-shape>
      <draw:frame draw:style-name="Mgr6" draw:text-style-name="MP7" draw:layer="backgroundobjects" svg:width="2.39cm" svg:height="1.202cm" svg:x="0.305cm" svg:y="18.102cm">
        <draw:text-box>
          <text:p text:style-name="MP6"><text:span text:style-name="MT2"><text:page-number>&lt;number&gt;</text:page-number></text:span><text:span text:style-name="MT2"><text:s/></text:span></text:p>
        </draw:text-box>
      </draw:frame>
      <presentation:notes style:page-layout-name="PM0">
        <draw:page-thumbnail presentation:style-name="No-Logo_20_Content-title" draw:layer="backgroundobjects" svg:width="13.97cm" svg:height="10.465cm" svg:x="3.81cm" svg:y="2.134cm" presentation:class="page"/>
        <draw:frame presentation:style-name="No-Log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No-Log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text:span text:style-name="MT1"><text:s/></text:span><text:span text:style-name="MT1"><presentation:header/></text:span><text:span text:style-name="MT1"><text:s/></text:span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text:span text:style-name="MT1"><text:s/></text:span><text:span text:style-name="MT1"><presentation:date-time/></text:span><text:span text:style-name="MT1"><text:s/></text:span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text:span text:style-name="MT1"><text:s/></text:span><text:span text:style-name="MT1"><presentation:footer/></text:span><text:span text:style-name="MT1"><text:s/></text:span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text:span text:style-name="MT1"><text:s/></text:span><text:span text:style-name="MT1"><text:page-number>&lt;number&gt;</text:page-number></text:span><text:span text:style-name="MT1"><text:s/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6-10-03T11:33:02.159552013</meta:creation-date>
    <meta:editing-duration>PT22M37S</meta:editing-duration>
    <meta:editing-cycles>4</meta:editing-cycles>
    <meta:generator>LibreOfficeDev/26.2.0.0.alpha0$Windows_X86_64 LibreOffice_project/6372fc91878ab84cc4be63cb9adbdb5309c1cb80</meta:generator>
    <dc:date>2025-07-29T14:43:23.604847600</dc:date>
    <meta:document-statistic meta:object-count="26"/>
  </office:meta>
</office:document-meta>
</file>